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495c"/>
    </style:style>
    <style:style style:name="P2" style:family="paragraph" style:parent-style-name="Standard">
      <style:text-properties officeooo:paragraph-rsid="000d7b4f"/>
    </style:style>
    <style:style style:name="T1" style:family="text">
      <style:text-properties officeooo:rsid="000d495c"/>
    </style:style>
    <style:style style:name="T2" style:family="text">
      <style:text-properties officeooo:rsid="000d7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rb: interactive Ruby shell-&gt; allows the execution of Ruby commands with immediate response, experimenting in real-time</text:span></text:p>
      <text:p text:style-name="P1"><text:span text:style-name="T1"/></text:p>
      <text:p text:style-name="P1"><text:span text:style-name="T1">Shell: </text:span><text:a xlink:type="simple" xlink:href="http://es.wikipedia.org/wiki/Software"><text:span text:style-name="T1">programas</text:span></text:a><text:span text:style-name="T1"> que proveen una </text:span><text:a xlink:type="simple" xlink:href="http://es.wikipedia.org/wiki/Interfaz_de_usuario"><text:span text:style-name="T1">interfaz de usuario</text:span></text:a><text:span text:style-name="T1"> para acceder a los servicios del </text:span><text:a xlink:type="simple" xlink:href="http://es.wikipedia.org/wiki/Sistema_operativo"><text:span text:style-name="T1">sistema operativo</text:span></text:a><text:span text:style-name="T1">. </text:span></text:p>
      <text:p text:style-name="P1"><text:span text:style-name="T1">Kernel: software que constituye la parte mas importante del sistema operativo. Puente entre app y el procesamiento de datos realizado a nivel de harware</text:span></text:p>
      <text:p text:style-name="P1"><text:span text:style-name="T1"/></text:p>
      <text:p text:style-name="P2"><text:span text:style-name="T2">RUBY</text:span></text:p>
      <text:p text:style-name="P2"><text:span text:style-name="T2"/></text:p>
      <text:p text:style-name="P2"><text:span text:style-name="T2">to_s converts things to strings</text:span></text:p>
      <text:p text:style-name="P2"><text:span text:style-name="T2">to_i converts things to integers</text:span></text:p>
      <text:p text:style-name="P2"><text:span text:style-name="T2">to_a converts things to array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4:29:20</meta:creation-date>
    <dc:date>2013-02-06T17:53:53</dc:date>
    <meta:editing-duration>PT2H39M12S</meta:editing-duration>
    <meta:editing-cycles>1</meta:editing-cycles>
    <meta:document-statistic meta:table-count="0" meta:image-count="0" meta:object-count="0" meta:page-count="1" meta:paragraph-count="7" meta:word-count="72" meta:character-count="473" meta:non-whitespace-character-count="407"/>
    <meta:generator>LibreOffice/3.6$Linux_X86_64 LibreOffice_project/360m1$Build-2</meta:generator>
  </office:meta>
</office:document-meta>
</file>